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38mm"/>
    </style:style>
    <style:style style:name="co2" style:family="table-column">
      <style:table-column-properties fo:break-before="auto" style:column-width="11.94mm"/>
    </style:style>
    <style:style style:name="co3" style:family="table-column">
      <style:table-column-properties fo:break-before="auto" style:column-width="25.49mm"/>
    </style:style>
    <style:style style:name="co4" style:family="table-column">
      <style:table-column-properties fo:break-before="auto" style:column-width="18.57mm"/>
    </style:style>
    <style:style style:name="co5" style:family="table-column">
      <style:table-column-properties fo:break-before="auto" style:column-width="36.2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le Path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Average In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lastic_0039cut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,7851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lastic_0042cut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,34329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lastic_0043cut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,45522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lastic_0046cut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,7080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lastic_0047cut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0,55536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lastic_0047cut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0,54368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lastic_0048cut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0,1738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lastic_0049cut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0,1395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lastic_0050cut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0,38749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lastic_0052cut.jp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0,16344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lastic_0444cut.jp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0,7443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lastic_0445cut.jp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0,29140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lastic_0446cut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0,575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lastic_0447cut.jp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0,88011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lastic_0448cut.jp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0,5713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lastic_0494cut.jp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0,13235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lastic_0516cut.jp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0,1811333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-0,465289610555555</text:p>
          </table:table-cell>
          <table:table-cell/>
          <table:table-cell office:value-type="string" calcext:value-type="string">
            <text:p>TOTAL NDVI AVERAGE FOR NO-PLASTIC PHOTO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lastic_0005cut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0,28524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_000cut.jp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0,13135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_0008cut.jp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0,57992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_0009cut.jp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0,444716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_0010cut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0,47116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_0013cut.jp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0,3392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_0020cut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0,43769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_0414cut.j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0,18330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_0415cut.jp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0,16024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_0416cut.j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0,212936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_0425cut.jp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0,11724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_0426cut.jp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0,20547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_0429cut.jp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0,29132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_0432cut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0,33801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_0433cut.jp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0,20042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_0439cut.jp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0,48178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_0441cut.jp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0,30521807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-0,305016085882353</text:p>
          </table:table-cell>
          <table:table-cell/>
          <table:table-cell office:value-type="string" calcext:value-type="string">
            <text:p>TOTAL NDVI AVERAGE FOR PLASTIC PHOT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3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3T16:12:30.230000000</dc:date>
    <meta:editing-duration>PT7M41S</meta:editing-duration>
    <meta:editing-cycles>1</meta:editing-cycles>
    <meta:document-statistic meta:table-count="1" meta:cell-count="109" meta:object-count="0"/>
    <meta:generator>LibreOffice/5.2.6.2$Windows_x86 LibreOffice_project/a3100ed2409ebf1c212f5048fbe377c281438fdc</meta:generator>
  </office:meta>
</office:document-meta>
</file>